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83cm" fo:break-before="auto" style:use-optimal-row-height="fals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аб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A =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 =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et A =</text:p>
          </table:table-cell>
          <table:table-cell table:formula="of:=SUM([.B1]*[.C2]*[.D3];[.C1]*[.D2]*[.B3];[.B2]*[.C3]*[.D1])-SUM([.D1]*[.C2]*[.B3];[.B2]*[.C1]*[.D3];[.D2]*[.C3]*[.B1])" office:value-type="float" office:value="-100" calcext:value-type="float">
            <text:p>-100</text:p>
          </table:table-cell>
          <table:table-cell table:number-columns-repeated="3"/>
          <table:table-cell office:value-type="string" calcext:value-type="string">
            <text:p>det B =</text:p>
          </table:table-cell>
          <table:table-cell table:formula="of:=SUM([.G1]*[.H2]*[.I3];[.H1]*[.I2]*[.G3];[.G2]*[.H3]*[.I1])-SUM([.I1]*[.H2]*[.G3];[.G2]*[.H1]*[.I3];[.I2]*[.H3]*[.G1])" office:value-type="float" office:value="34" calcext:value-type="float">
            <text:p>34</text:p>
          </table:table-cell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+B =</text:p>
          </table:table-cell>
          <table:table-cell table:formula="of:=[.B1]+[.G1]" office:value-type="float" office:value="2" calcext:value-type="float">
            <text:p>2</text:p>
          </table:table-cell>
          <table:table-cell table:formula="of:=[.C1]+[.H1]" office:value-type="float" office:value="6" calcext:value-type="float">
            <text:p>6</text:p>
          </table:table-cell>
          <table:table-cell table:formula="of:=[.D1]+[.I1]" office:value-type="float" office:value="4" calcext:value-type="float">
            <text:p>4</text:p>
          </table:table-cell>
          <table:table-cell/>
          <table:table-cell office:value-type="string" calcext:value-type="string">
            <text:p>C — cons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*A + D*B =</text:p>
          </table:table-cell>
          <table:table-cell table:formula="of:=[.B1]*[.$G$9]+[.$G$10]*[.G1]" office:value-type="float" office:value="4" calcext:value-type="float">
            <text:p>4</text:p>
          </table:table-cell>
          <table:table-cell table:formula="of:=[.C1]*[.$G$9]+[.$G$10]*[.H1]" office:value-type="float" office:value="14" calcext:value-type="float">
            <text:p>14</text:p>
          </table:table-cell>
          <table:table-cell table:formula="of:=[.D1]*[.$G$9]+[.$G$10]*[.I1]"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P2</text:p>
          </table:table-cell>
        </table:table-row>
        <table:table-row table:style-name="ro1">
          <table:table-cell/>
          <table:table-cell table:formula="of:=[.B2]+[.G2]" office:value-type="float" office:value="5" calcext:value-type="float">
            <text:p>5</text:p>
          </table:table-cell>
          <table:table-cell table:formula="of:=[.C2]+[.H2]" office:value-type="float" office:value="2" calcext:value-type="float">
            <text:p>2</text:p>
          </table:table-cell>
          <table:table-cell table:formula="of:=[.D2]+[.I2]" office:value-type="float" office:value="8" calcext:value-type="float">
            <text:p>8</text:p>
          </table:table-cell>
          <table:table-cell/>
          <table:table-cell office:value-type="string" calcext:value-type="string">
            <text:p>D — cons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B2]*[.$G$9]+[.$G$10]*[.G2]" office:value-type="float" office:value="12" calcext:value-type="float">
            <text:p>12</text:p>
          </table:table-cell>
          <table:table-cell table:formula="of:=[.C2]*[.$G$9]+[.$G$10]*[.H2]" office:value-type="float" office:value="5" calcext:value-type="float">
            <text:p>5</text:p>
          </table:table-cell>
          <table:table-cell table:formula="of:=[.D2]*[.$G$9]+[.$G$10]*[.I2]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/>
          <table:table-cell table:formula="of:=[.B3]+[.G3]" office:value-type="float" office:value="5" calcext:value-type="float">
            <text:p>5</text:p>
          </table:table-cell>
          <table:table-cell table:formula="of:=[.C3]+[.H3]" office:value-type="float" office:value="10" calcext:value-type="float">
            <text:p>10</text:p>
          </table:table-cell>
          <table:table-cell table:formula="of:=[.D3]+[.I3]" office:value-type="float" office:value="6" calcext:value-type="float">
            <text:p>6</text:p>
          </table:table-cell>
          <table:table-cell table:number-columns-repeated="5"/>
          <table:table-cell table:formula="of:=[.B3]*[.$G$9]+[.$G$10]*[.G3]" office:value-type="float" office:value="15" calcext:value-type="float">
            <text:p>15</text:p>
          </table:table-cell>
          <table:table-cell table:formula="of:=[.C3]*[.$G$9]+[.$G$10]*[.H3]" office:value-type="float" office:value="24" calcext:value-type="float">
            <text:p>24</text:p>
          </table:table-cell>
          <table:table-cell table:formula="of:=[.D3]*[.$G$9]+[.$G$10]*[.I3]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*B =</text:p>
          </table:table-cell>
          <table:table-cell table:formula="of:=SUM([.$B1]*[.G$1];[.$C1]*[.G$2];[.$D1]*[.G$3])" office:value-type="float" office:value="8" calcext:value-type="float">
            <text:p>8</text:p>
          </table:table-cell>
          <table:table-cell table:formula="of:=SUM([.$B1]*[.H$1];[.$C1]*[.H$2];[.$D1]*[.H$3])" office:value-type="float" office:value="8" calcext:value-type="float">
            <text:p>8</text:p>
          </table:table-cell>
          <table:table-cell table:formula="of:=SUM([.$B1]*[.I$1];[.$C1]*[.I$2];[.$D1]*[.I$3])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/>
          <table:table-cell table:formula="of:=SUM([.$B2]*[.G$1];[.$C2]*[.G$2];[.$D2]*[.G$3])" office:value-type="float" office:value="27" calcext:value-type="float">
            <text:p>27</text:p>
          </table:table-cell>
          <table:table-cell table:formula="of:=SUM([.$B2]*[.H$1];[.$C2]*[.H$2];[.$D2]*[.H$3])" office:value-type="float" office:value="27" calcext:value-type="float">
            <text:p>27</text:p>
          </table:table-cell>
          <table:table-cell table:formula="of:=SUM([.$B2]*[.I$1];[.$C2]*[.I$2];[.$D2]*[.I$3])"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/>
          <table:table-cell table:formula="of:=SUM([.$B3]*[.G$1];[.$C3]*[.G$2];[.$D3]*[.G$3])" office:value-type="float" office:value="32" calcext:value-type="float">
            <text:p>32</text:p>
          </table:table-cell>
          <table:table-cell table:formula="of:=SUM([.$B3]*[.H$1];[.$C3]*[.H$2];[.$D3]*[.H$3])" office:value-type="float" office:value="22" calcext:value-type="float">
            <text:p>22</text:p>
          </table:table-cell>
          <table:table-cell table:formula="of:=SUM([.$B3]*[.I$1];[.$C3]*[.I$2];[.$D3]*[.I$3])" office:value-type="float" office:value="26" calcext:value-type="float">
            <text:p>26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et B =</text:p>
          </table:table-cell>
          <table:table-cell table:formula="of:=SUM([.B13]*[.C14]*[.D15];[.C13]*[.D14]*[.B15];[.B14]*[.C15]*[.D13])-SUM([.D13]*[.C14]*[.B15];[.B14]*[.C13]*[.D15];[.D14]*[.C15]*[.B13])" office:value-type="float" office:value="-3400" calcext:value-type="float">
            <text:p>-3400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С = 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 = 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^T=</text:p>
          </table:table-cell>
          <table:table-cell table:formula="of:=INDIRECT(ADDRESS(COLUMN([.B21])+ROW([.B$19])-COLUMN([.$B19]);ROW([.B21])-ROW([.$B$19]);4;))" office:value-type="float" office:value="3" calcext:value-type="float">
            <text:p>3</text:p>
          </table:table-cell>
          <table:table-cell table:formula="of:=INDIRECT(ADDRESS(COLUMN([.C21])+ROW([.C$19])-COLUMN([.$B19]);ROW([.C21])-ROW([.$B$19]);4;))" office:value-type="float" office:value="5" calcext:value-type="float">
            <text:p>5</text:p>
          </table:table-cell>
          <table:table-cell table:formula="of:=INDIRECT(ADDRESS(COLUMN([.D21])+ROW([.D$19])-COLUMN([.$B19]);ROW([.D21])-ROW([.$B$19]);4;))" office:value-type="float" office:value="0" calcext:value-type="float">
            <text:p>0</text:p>
          </table:table-cell>
          <table:table-cell/>
          <table:table-cell office:value-type="string" calcext:value-type="string">
            <text:p>D^T=</text:p>
          </table:table-cell>
          <table:table-cell table:formula="of:=INDIRECT(ADDRESS(COLUMN([.G21])+ROW([.G$19])-COLUMN([.$G19]);ROW([.G21])-ROW([.$G$19])+COLUMN([.$G19])-2;4;))" office:value-type="float" office:value="2" calcext:value-type="float">
            <text:p>2</text:p>
          </table:table-cell>
          <table:table-cell table:formula="of:=INDIRECT(ADDRESS(COLUMN([.H21])+ROW([.H$19])-COLUMN([.$G19]);ROW([.H21])-ROW([.$G$19])+COLUMN([.$G19])-2;4;))" office:value-type="float" office:value="3" calcext:value-type="float">
            <text:p>3</text:p>
          </table:table-cell>
          <table:table-cell table:formula="of:=INDIRECT(ADDRESS(COLUMN([.I21])+ROW([.I$19])-COLUMN([.$G19]);ROW([.I21])-ROW([.$G$19])+COLUMN([.$G19])-2;4;)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formula="of:=INDIRECT(ADDRESS(COLUMN([.B22])+ROW([.B$19])-COLUMN([.$B20]);ROW([.B22])-ROW([.$B$19]);4;))" office:value-type="float" office:value="5" calcext:value-type="float">
            <text:p>5</text:p>
          </table:table-cell>
          <table:table-cell table:formula="of:=INDIRECT(ADDRESS(COLUMN([.C22])+ROW([.C$19])-COLUMN([.$B20]);ROW([.C22])-ROW([.$B$19]);4;))" office:value-type="float" office:value="4" calcext:value-type="float">
            <text:p>4</text:p>
          </table:table-cell>
          <table:table-cell table:formula="of:=INDIRECT(ADDRESS(COLUMN([.D22])+ROW([.D$19])-COLUMN([.$B20]);ROW([.D22])-ROW([.$B$19]);4;))" office:value-type="float" office:value="0" calcext:value-type="float">
            <text:p>0</text:p>
          </table:table-cell>
          <table:table-cell table:number-columns-repeated="2"/>
          <table:table-cell table:formula="of:=INDIRECT(ADDRESS(COLUMN([.G22])+ROW([.G$19])-COLUMN([.$G20]);ROW([.G22])-ROW([.$G$19])+COLUMN([.$G20])-2;4;))" office:value-type="float" office:value="5" calcext:value-type="float">
            <text:p>5</text:p>
          </table:table-cell>
          <table:table-cell table:formula="of:=INDIRECT(ADDRESS(COLUMN([.H22])+ROW([.H$19])-COLUMN([.$G20]);ROW([.H22])-ROW([.$G$19])+COLUMN([.$G20])-2;4;))" office:value-type="float" office:value="6" calcext:value-type="float">
            <text:p>6</text:p>
          </table:table-cell>
          <table:table-cell table:formula="of:=INDIRECT(ADDRESS(COLUMN([.I22])+ROW([.I$19])-COLUMN([.$G20]);ROW([.I22])-ROW([.$G$19])+COLUMN([.$G20])-2;4;)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INDIRECT(ADDRESS(COLUMN([.B23])+ROW([.B$19])-COLUMN([.$B21]);ROW([.B23])-ROW([.$B$19]);4;))" office:value-type="float" office:value="6" calcext:value-type="float">
            <text:p>6</text:p>
          </table:table-cell>
          <table:table-cell table:formula="of:=INDIRECT(ADDRESS(COLUMN([.C23])+ROW([.C$19])-COLUMN([.$B21]);ROW([.C23])-ROW([.$B$19]);4;))" office:value-type="float" office:value="1" calcext:value-type="float">
            <text:p>1</text:p>
          </table:table-cell>
          <table:table-cell table:formula="of:=INDIRECT(ADDRESS(COLUMN([.D23])+ROW([.D$19])-COLUMN([.$B21]);ROW([.D23])-ROW([.$B$19]);4;))" office:value-type="float" office:value="0" calcext:value-type="float">
            <text:p>0</text:p>
          </table:table-cell>
          <table:table-cell table:number-columns-repeated="2"/>
          <table:table-cell table:formula="of:=INDIRECT(ADDRESS(COLUMN([.G23])+ROW([.G$19])-COLUMN([.$G21]);ROW([.G23])-ROW([.$G$19])+COLUMN([.$G21])-2;4;))" office:value-type="float" office:value="0" calcext:value-type="float">
            <text:p>0</text:p>
          </table:table-cell>
          <table:table-cell table:formula="of:=INDIRECT(ADDRESS(COLUMN([.H23])+ROW([.H$19])-COLUMN([.$G21]);ROW([.H23])-ROW([.$G$19])+COLUMN([.$G21])-2;4;))" office:value-type="float" office:value="0" calcext:value-type="float">
            <text:p>0</text:p>
          </table:table-cell>
          <table:table-cell table:formula="of:=INDIRECT(ADDRESS(COLUMN([.I23])+ROW([.I$19])-COLUMN([.$G21]);ROW([.I23])-ROW([.$G$19])+COLUMN([.$G21])-2;4;)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С^T*D^T =</text:p>
          </table:table-cell>
          <table:table-cell table:formula="of:=SUM([.$B23]*[.G$23];[.$C23]*[.G$24];[.$D23]*[.G$25])" office:value-type="float" office:value="31" calcext:value-type="float">
            <text:p>31</text:p>
          </table:table-cell>
          <table:table-cell table:formula="of:=SUM([.$B23]*[.H$23];[.$C23]*[.H$24];[.$D23]*[.H$25])" office:value-type="float" office:value="39" calcext:value-type="float">
            <text:p>39</text:p>
          </table:table-cell>
          <table:table-cell table:formula="of:=SUM([.$B23]*[.I$23];[.$C23]*[.I$24];[.$D23]*[.I$25])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table:formula="of:=SUM([.$B24]*[.G$23];[.$C24]*[.G$24];[.$D24]*[.G$25])" office:value-type="float" office:value="30" calcext:value-type="float">
            <text:p>30</text:p>
          </table:table-cell>
          <table:table-cell table:formula="of:=SUM([.$B24]*[.H$23];[.$C24]*[.H$24];[.$D24]*[.H$25])" office:value-type="float" office:value="39" calcext:value-type="float">
            <text:p>39</text:p>
          </table:table-cell>
          <table:table-cell table:formula="of:=SUM([.$B24]*[.I$23];[.$C24]*[.I$24];[.$D24]*[.I$25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table:formula="of:=SUM([.$B25]*[.G$23];[.$C25]*[.G$24];[.$D25]*[.G$25])" office:value-type="float" office:value="17" calcext:value-type="float">
            <text:p>17</text:p>
          </table:table-cell>
          <table:table-cell table:formula="of:=SUM([.$B25]*[.H$23];[.$C25]*[.H$24];[.$D25]*[.H$25])" office:value-type="float" office:value="24" calcext:value-type="float">
            <text:p>24</text:p>
          </table:table-cell>
          <table:table-cell table:formula="of:=SUM([.$B25]*[.I$23];[.$C25]*[.I$24];[.$D25]*[.I$25])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 = 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 =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^T=</text:p>
          </table:table-cell>
          <table:table-cell table:formula="of:=INDIRECT(ADDRESS(COLUMN([.B33])+ROW([.B$31])-COLUMN([.$B31]);ROW([.B33])-ROW([.$B$31]);4;))" office:value-type="float" office:value="2" calcext:value-type="float">
            <text:p>2</text:p>
          </table:table-cell>
          <table:table-cell table:formula="of:=INDIRECT(ADDRESS(COLUMN([.C33])+ROW([.C$31])-COLUMN([.$B31]);ROW([.C33])-ROW([.$B$31]);4;))" office:value-type="float" office:value="3" calcext:value-type="float">
            <text:p>3</text:p>
          </table:table-cell>
          <table:table-cell table:formula="of:=INDIRECT(ADDRESS(COLUMN([.D33])+ROW([.D$31])-COLUMN([.$B31]);ROW([.D33])-ROW([.$B$31]);4;))" office:value-type="float" office:value="0" calcext:value-type="float">
            <text:p>0</text:p>
          </table:table-cell>
          <table:table-cell/>
          <table:table-cell office:value-type="string" calcext:value-type="string">
            <text:p>B^T=</text:p>
          </table:table-cell>
          <table:table-cell table:formula="of:=INDIRECT(ADDRESS(COLUMN([.G33])+ROW([.G$31])-COLUMN([.$G31]);ROW([.G33])-ROW([.$G$31])+COLUMN([.$G31])-2;4;))" office:value-type="float" office:value="0" calcext:value-type="float">
            <text:p>0</text:p>
          </table:table-cell>
          <table:table-cell table:formula="of:=INDIRECT(ADDRESS(COLUMN([.H33])+ROW([.H$31])-COLUMN([.$G31]);ROW([.H33])-ROW([.$G$31])+COLUMN([.$G31])-2;4;))" office:value-type="float" office:value="2" calcext:value-type="float">
            <text:p>2</text:p>
          </table:table-cell>
          <table:table-cell table:formula="of:=INDIRECT(ADDRESS(COLUMN([.I33])+ROW([.I$31])-COLUMN([.$G31]);ROW([.I33])-ROW([.$G$31])+COLUMN([.$G31])-2;4;)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table:formula="of:=INDIRECT(ADDRESS(COLUMN([.B34])+ROW([.B$31])-COLUMN([.$B32]);ROW([.B34])-ROW([.$B$31]);4;))" office:value-type="float" office:value="4" calcext:value-type="float">
            <text:p>4</text:p>
          </table:table-cell>
          <table:table-cell table:formula="of:=INDIRECT(ADDRESS(COLUMN([.C34])+ROW([.C$31])-COLUMN([.$B32]);ROW([.C34])-ROW([.$B$31]);4;))" office:value-type="float" office:value="1" calcext:value-type="float">
            <text:p>1</text:p>
          </table:table-cell>
          <table:table-cell table:formula="of:=INDIRECT(ADDRESS(COLUMN([.D34])+ROW([.D$31])-COLUMN([.$B32]);ROW([.D34])-ROW([.$B$31]);4;))" office:value-type="float" office:value="6" calcext:value-type="float">
            <text:p>6</text:p>
          </table:table-cell>
          <table:table-cell table:number-columns-repeated="2"/>
          <table:table-cell table:formula="of:=INDIRECT(ADDRESS(COLUMN([.G34])+ROW([.G$31])-COLUMN([.$G32]);ROW([.G34])-ROW([.$G$31])+COLUMN([.$G32])-2;4;))" office:value-type="float" office:value="2" calcext:value-type="float">
            <text:p>2</text:p>
          </table:table-cell>
          <table:table-cell table:formula="of:=INDIRECT(ADDRESS(COLUMN([.H34])+ROW([.H$31])-COLUMN([.$G32]);ROW([.H34])-ROW([.$G$31])+COLUMN([.$G32])-2;4;))" office:value-type="float" office:value="1" calcext:value-type="float">
            <text:p>1</text:p>
          </table:table-cell>
          <table:table-cell table:formula="of:=INDIRECT(ADDRESS(COLUMN([.I34])+ROW([.I$31])-COLUMN([.$G32]);ROW([.I34])-ROW([.$G$31])+COLUMN([.$G32])-2;4;)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formula="of:=INDIRECT(ADDRESS(COLUMN([.B35])+ROW([.B$31])-COLUMN([.$B33]);ROW([.B35])-ROW([.$B$31]);4;))" office:value-type="float" office:value="0" calcext:value-type="float">
            <text:p>0</text:p>
          </table:table-cell>
          <table:table-cell table:formula="of:=INDIRECT(ADDRESS(COLUMN([.C35])+ROW([.C$31])-COLUMN([.$B33]);ROW([.C35])-ROW([.$B$31]);4;))" office:value-type="float" office:value="5" calcext:value-type="float">
            <text:p>5</text:p>
          </table:table-cell>
          <table:table-cell table:formula="of:=INDIRECT(ADDRESS(COLUMN([.D35])+ROW([.D$31])-COLUMN([.$B33]);ROW([.D35])-ROW([.$B$31]);4;))" office:value-type="float" office:value="4" calcext:value-type="float">
            <text:p>4</text:p>
          </table:table-cell>
          <table:table-cell table:number-columns-repeated="2"/>
          <table:table-cell table:formula="of:=INDIRECT(ADDRESS(COLUMN([.G35])+ROW([.G$31])-COLUMN([.$G33]);ROW([.G35])-ROW([.$G$31])+COLUMN([.$G33])-2;4;))" office:value-type="float" office:value="4" calcext:value-type="float">
            <text:p>4</text:p>
          </table:table-cell>
          <table:table-cell table:formula="of:=INDIRECT(ADDRESS(COLUMN([.H35])+ROW([.H$31])-COLUMN([.$G33]);ROW([.H35])-ROW([.$G$31])+COLUMN([.$G33])-2;4;))" office:value-type="float" office:value="3" calcext:value-type="float">
            <text:p>3</text:p>
          </table:table-cell>
          <table:table-cell table:formula="of:=INDIRECT(ADDRESS(COLUMN([.I35])+ROW([.I$31])-COLUMN([.$G33]);ROW([.I35])-ROW([.$G$31])+COLUMN([.$G33])-2;4;)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et A =</text:p>
          </table:table-cell>
          <table:table-cell table:formula="of:=SUM([.B35]*[.C36]*[.D37];[.C35]*[.D36]*[.B37];[.B36]*[.C37]*[.D35])-SUM([.D35]*[.C36]*[.B37];[.B36]*[.C35]*[.D37];[.D36]*[.C37]*[.B35])" office:value-type="float" office:value="-100" calcext:value-type="float">
            <text:p>-100</text:p>
          </table:table-cell>
          <table:table-cell table:number-columns-repeated="3"/>
          <table:table-cell office:value-type="string" calcext:value-type="string">
            <text:p>det B =</text:p>
          </table:table-cell>
          <table:table-cell table:formula="of:=SUM([.G35]*[.H36]*[.I37];[.H35]*[.I36]*[.G37];[.G36]*[.H37]*[.I35])-SUM([.I35]*[.H36]*[.G37];[.G36]*[.H35]*[.I37];[.I36]*[.H37]*[.G35])" office:value-type="float" office:value="34" calcext:value-type="float">
            <text:p>34</text:p>
          </table:table-cell>
          <table:table-cell table:number-columns-repeated="9"/>
        </table:table-row>
      </table:table>
      <table:table table:name="лаб2" table:style-name="ta1">
        <table:table-column table:style-name="co2" table:default-cell-style-name="Default"/>
        <table:table-column table:style-name="co1" table:number-columns-repeated="6" table:default-cell-style-name="Default"/>
        <table:table-row table:style-name="ro2">
          <table:table-cell table:style-name="ce1" office:value-type="string" calcext:value-type="string">
            <text:p>Метод Гаусса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2"/>
          <table:table-cell table:style-name="ce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"/>
          <table:table-cell/>
        </table:table-row>
        <table:table-row table:style-name="ro3">
          <table:table-cell table:style-name="ce1" table:formula="of:=-[.A3]/[.A2]" office:value-type="float" office:value="-2" calcext:value-type="float">
            <text:p>-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Умножим 1-ую строку на</text:p>
          </table:table-cell>
          <table:table-cell table:style-name="ce1" table:formula="of:=[.A5]" office:value-type="float" office:value="-2" calcext:value-type="float">
            <text:p>-2</text:p>
          </table:table-cell>
          <table:table-cell table:style-name="ce1" office:value-type="string" calcext:value-type="string">
            <text:p>и сложим с 2-ой строкой:</text:p>
          </table:table-cell>
          <table:table-cell table:number-columns-repeated="4"/>
        </table:table-row>
        <table:table-row table:style-name="ro3">
          <table:table-cell table:style-name="ce1" table:formula="of:=-[.A3]/[.A2]*[.A2]+[.A3]" office:value-type="float" office:value="0" calcext:value-type="float">
            <text:p>0</text:p>
          </table:table-cell>
          <table:table-cell table:style-name="ce1" table:formula="of:=-[.A3]/[.A2]*[.B2]+[.B3]" office:value-type="float" office:value="-6" calcext:value-type="float">
            <text:p>-6</text:p>
          </table:table-cell>
          <table:table-cell table:style-name="ce1" table:formula="of:=-[.A3]/[.A2]*[.C2]+[.C3]" office:value-type="float" office:value="-3" calcext:value-type="float">
            <text:p>-3</text:p>
          </table:table-cell>
          <table:table-cell table:style-name="ce1" table:formula="of:=-[.A3]/[.A2]*[.D2]+[.D3]" office:value-type="float" office:value="-21" calcext:value-type="float">
            <text:p>-21</text:p>
          </table:table-cell>
          <table:table-cell table:number-columns-repeated="3"/>
        </table:table-row>
        <table:table-row table:style-name="ro3">
          <table:table-cell table:style-name="ce1" table:formula="of:=[.A3]" office:value-type="float" office:value="2" calcext:value-type="float">
            <text:p>2</text:p>
          </table:table-cell>
          <table:table-cell table:style-name="ce1" table:formula="of:=[.B3]" office:value-type="float" office:value="2" calcext:value-type="float">
            <text:p>2</text:p>
          </table:table-cell>
          <table:table-cell table:style-name="ce1" table:formula="of:=[.C3]" office:value-type="float" office:value="3" calcext:value-type="float">
            <text:p>3</text:p>
          </table:table-cell>
          <table:table-cell table:style-name="ce1" table:formula="of:=[.D3]" office:value-type="float" office:value="15" calcext:value-type="float">
            <text:p>15</text:p>
          </table:table-cell>
          <table:table-cell table:number-columns-repeated="3"/>
        </table:table-row>
        <table:table-row table:style-name="ro3">
          <table:table-cell table:style-name="ce1" table:formula="of:=[.A4]" office:value-type="float" office:value="3" calcext:value-type="float">
            <text:p>3</text:p>
          </table:table-cell>
          <table:table-cell table:style-name="ce1" table:formula="of:=[.B4]" office:value-type="float" office:value="4" calcext:value-type="float">
            <text:p>4</text:p>
          </table:table-cell>
          <table:table-cell table:style-name="ce1" table:formula="of:=[.C4]" office:value-type="float" office:value="1" calcext:value-type="float">
            <text:p>1</text:p>
          </table:table-cell>
          <table:table-cell table:style-name="ce1" table:formula="of:=[.D4]" office:value-type="float" office:value="15" calcext:value-type="float">
            <text:p>15</text:p>
          </table:table-cell>
          <table:table-cell table:number-columns-repeated="3"/>
        </table:table-row>
        <table:table-row table:style-name="ro3">
          <table:table-cell table:style-name="ce1" table:formula="of:=-[.A9]/[.A8]" office:value-type="float" office:value="-1.5" calcext:value-type="float">
            <text:p>-1,5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Умножим 2-ую строку на</text:p>
          </table:table-cell>
          <table:table-cell table:style-name="ce1" table:formula="of:=[.A10]" office:value-type="float" office:value="-1.5" calcext:value-type="float">
            <text:p>-1,5</text:p>
          </table:table-cell>
          <table:table-cell table:style-name="ce1" office:value-type="string" calcext:value-type="string">
            <text:p>и сложим с 3-ой строкой:</text:p>
          </table:table-cell>
          <table:table-cell table:number-columns-repeated="4"/>
        </table:table-row>
        <table:table-row table:style-name="ro3">
          <table:table-cell table:style-name="ce1" table:formula="of:=[.A7]" office:value-type="float" office:value="0" calcext:value-type="float">
            <text:p>0</text:p>
          </table:table-cell>
          <table:table-cell table:style-name="ce1" table:formula="of:=[.B7]" office:value-type="float" office:value="-6" calcext:value-type="float">
            <text:p>-6</text:p>
          </table:table-cell>
          <table:table-cell table:style-name="ce1" table:formula="of:=[.C7]" office:value-type="float" office:value="-3" calcext:value-type="float">
            <text:p>-3</text:p>
          </table:table-cell>
          <table:table-cell table:style-name="ce1" table:formula="of:=[.D7]" office:value-type="float" office:value="-21" calcext:value-type="float">
            <text:p>-21</text:p>
          </table:table-cell>
          <table:table-cell table:number-columns-repeated="3"/>
        </table:table-row>
        <table:table-row table:style-name="ro3">
          <table:table-cell table:style-name="ce1" table:formula="of:=-[.A9]/[.A8]*[.A8]+[.A9]" office:value-type="float" office:value="0" calcext:value-type="float">
            <text:p>0</text:p>
          </table:table-cell>
          <table:table-cell table:style-name="ce1" table:formula="of:=-[.A9]/[.A8]*[.B8]+[.B9]" office:value-type="float" office:value="1" calcext:value-type="float">
            <text:p>1</text:p>
          </table:table-cell>
          <table:table-cell table:style-name="ce1" table:formula="of:=-[.A9]/[.A8]*[.C8]+[.C9]" office:value-type="float" office:value="-3.5" calcext:value-type="float">
            <text:p>-3,5</text:p>
          </table:table-cell>
          <table:table-cell table:style-name="ce1" table:formula="of:=-[.A9]/[.A8]*[.D8]+[.D9]" office:value-type="float" office:value="-7.5" calcext:value-type="float">
            <text:p>-7,5</text:p>
          </table:table-cell>
          <table:table-cell table:number-columns-repeated="3"/>
        </table:table-row>
        <table:table-row table:style-name="ro3">
          <table:table-cell table:style-name="ce1" table:formula="of:=[.A9]" office:value-type="float" office:value="3" calcext:value-type="float">
            <text:p>3</text:p>
          </table:table-cell>
          <table:table-cell table:style-name="ce1" table:formula="of:=[.B9]" office:value-type="float" office:value="4" calcext:value-type="float">
            <text:p>4</text:p>
          </table:table-cell>
          <table:table-cell table:style-name="ce1" table:formula="of:=[.C9]" office:value-type="float" office:value="1" calcext:value-type="float">
            <text:p>1</text:p>
          </table:table-cell>
          <table:table-cell table:style-name="ce1" table:formula="of:=[.D9]" office:value-type="float" office:value="15" calcext:value-type="float">
            <text:p>15</text:p>
          </table:table-cell>
          <table:table-cell table:number-columns-repeated="3"/>
        </table:table-row>
        <table:table-row table:style-name="ro3">
          <table:table-cell table:style-name="ce1" table:formula="of:=-[.B13]/[.B12]" office:value-type="float" office:value="0.166666666666667" calcext:value-type="float">
            <text:p>0,1666666666666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Умножим 1-ую строку на</text:p>
          </table:table-cell>
          <table:table-cell table:style-name="ce1" table:formula="of:=[.A15]" office:value-type="float" office:value="0.166666666666667" calcext:value-type="float">
            <text:p>0,166666666666667</text:p>
          </table:table-cell>
          <table:table-cell table:style-name="ce1" office:value-type="string" calcext:value-type="string">
            <text:p>и сложим с 2-ой строкой:</text:p>
          </table:table-cell>
          <table:table-cell table:number-columns-repeated="4"/>
        </table:table-row>
        <table:table-row table:style-name="ro3">
          <table:table-cell table:style-name="ce1" table:formula="of:=-[.B13]/[.B12]*[.A12]+[.A13]" office:value-type="float" office:value="0" calcext:value-type="float">
            <text:p>0</text:p>
          </table:table-cell>
          <table:table-cell table:style-name="ce1" table:formula="of:=-[.B13]/[.B12]*[.B12]+[.B13]" office:value-type="float" office:value="0" calcext:value-type="float">
            <text:p>0</text:p>
          </table:table-cell>
          <table:table-cell table:style-name="ce1" table:formula="of:=-[.B13]/[.B12]*[.C12]+[.C13]" office:value-type="float" office:value="-4" calcext:value-type="float">
            <text:p>-4</text:p>
          </table:table-cell>
          <table:table-cell table:style-name="ce1" table:formula="of:=-[.B13]/[.B12]*[.D12]+[.D13]" office:value-type="float" office:value="-11" calcext:value-type="float">
            <text:p>-11</text:p>
          </table:table-cell>
          <table:table-cell table:number-columns-repeated="3"/>
        </table:table-row>
        <table:table-row table:style-name="ro3">
          <table:table-cell table:style-name="ce1" table:formula="of:=[.A13]" office:value-type="float" office:value="0" calcext:value-type="float">
            <text:p>0</text:p>
          </table:table-cell>
          <table:table-cell table:style-name="ce1" table:formula="of:=[.B13]" office:value-type="float" office:value="1" calcext:value-type="float">
            <text:p>1</text:p>
          </table:table-cell>
          <table:table-cell table:style-name="ce1" table:formula="of:=[.C13]" office:value-type="float" office:value="-3.5" calcext:value-type="float">
            <text:p>-3,5</text:p>
          </table:table-cell>
          <table:table-cell table:style-name="ce1" table:formula="of:=[.D13]" office:value-type="float" office:value="-7.5" calcext:value-type="float">
            <text:p>-7,5</text:p>
          </table:table-cell>
          <table:table-cell table:number-columns-repeated="3"/>
        </table:table-row>
        <table:table-row table:style-name="ro3">
          <table:table-cell table:style-name="ce1" table:formula="of:=[.A14]" office:value-type="float" office:value="3" calcext:value-type="float">
            <text:p>3</text:p>
          </table:table-cell>
          <table:table-cell table:style-name="ce1" table:formula="of:=[.B14]" office:value-type="float" office:value="4" calcext:value-type="float">
            <text:p>4</text:p>
          </table:table-cell>
          <table:table-cell table:style-name="ce1" table:formula="of:=[.C14]" office:value-type="float" office:value="1" calcext:value-type="float">
            <text:p>1</text:p>
          </table:table-cell>
          <table:table-cell table:style-name="ce1" table:formula="of:=[.D14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3">
          <table:table-cell table:style-name="ce1" office:value-type="string" calcext:value-type="string">
            <text:p>x3=</text:p>
          </table:table-cell>
          <table:table-cell table:style-name="ce1" table:formula="of:=[.D17]/[.C17]" office:value-type="float" office:value="2.75" calcext:value-type="float">
            <text:p>2,75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x2=</text:p>
          </table:table-cell>
          <table:table-cell table:style-name="ce1" table:formula="of:=([.D18]-[.C18]*[.B21])/[.B18]" office:value-type="float" office:value="2.125" calcext:value-type="float">
            <text:p>2,125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x1=</text:p>
          </table:table-cell>
          <table:table-cell table:style-name="ce1" table:formula="of:=([.D19]-[.B19]*[.B22]-[.C19]*[.B21])/[.A19]" office:value-type="float" office:value="1.25" calcext:value-type="float">
            <text:p>1,25</text:p>
          </table:table-cell>
          <table: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Метод Крамера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=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=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|A|=</text:p>
          </table:table-cell>
          <table:table-cell table:formula="of:=SUM([.B30]*[.C31]*[.D32];[.C30]*[.D31]*[.B32];[.B31]*[.C32]*[.D30])-SUM([.D30]*[.C31]*[.B32];[.B31]*[.C30]*[.D32];[.D31]*[.C32]*[.B30]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1=</text:p>
          </table:table-cell>
          <table:table-cell table:formula="of:=[.$B$30]" office:value-type="float" office:value="1" calcext:value-type="float">
            <text:p>1</text:p>
          </table:table-cell>
          <table:table-cell table:formula="of:=[.$C$30]" office:value-type="float" office:value="4" calcext:value-type="float">
            <text:p>4</text:p>
          </table:table-cell>
          <table:table-cell table:formula="of:=[.$G$30]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/>
          <table:table-cell table:formula="of:=[.$B$31]" office:value-type="float" office:value="2" calcext:value-type="float">
            <text:p>2</text:p>
          </table:table-cell>
          <table:table-cell table:formula="of:=[.$C$31]" office:value-type="float" office:value="2" calcext:value-type="float">
            <text:p>2</text:p>
          </table:table-cell>
          <table:table-cell table:formula="of:=[.G31]" office:value-type="float" office:value="15" calcext:value-type="float">
            <text:p>15</text:p>
          </table:table-cell>
          <table:table-cell/>
          <table:table-cell office:value-type="string" calcext:value-type="string">
            <text:p>x1=</text:p>
          </table:table-cell>
          <table:table-cell table:formula="of:=[.B40]/[.$B$34]" office:value-type="float" office:value="2.75" calcext:value-type="float">
            <text:p>2,75</text:p>
          </table:table-cell>
        </table:table-row>
        <table:table-row table:style-name="ro1">
          <table:table-cell/>
          <table:table-cell table:formula="of:=[.$B$32]" office:value-type="float" office:value="3" calcext:value-type="float">
            <text:p>3</text:p>
          </table:table-cell>
          <table:table-cell table:formula="of:=[.$C$32]" office:value-type="float" office:value="4" calcext:value-type="float">
            <text:p>4</text:p>
          </table:table-cell>
          <table:table-cell table:formula="of:=[.G32]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|X1|=</text:p>
          </table:table-cell>
          <table:table-cell table:formula="of:=SUM([.B36]*[.C37]*[.D38];[.C36]*[.D37]*[.B38];[.B37]*[.C38]*[.D36])-SUM([.D36]*[.C37]*[.B38];[.B37]*[.C36]*[.D38];[.D37]*[.C38]*[.B36])"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2=</text:p>
          </table:table-cell>
          <table:table-cell table:formula="of:=[.B30]" office:value-type="float" office:value="1" calcext:value-type="float">
            <text:p>1</text:p>
          </table:table-cell>
          <table:table-cell table:formula="of:=[.G30]" office:value-type="float" office:value="18" calcext:value-type="float">
            <text:p>18</text:p>
          </table:table-cell>
          <table:table-cell table:formula="of:=[.D30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table:formula="of:=[.B31]" office:value-type="float" office:value="2" calcext:value-type="float">
            <text:p>2</text:p>
          </table:table-cell>
          <table:table-cell table:formula="of:=[.G31]" office:value-type="float" office:value="15" calcext:value-type="float">
            <text:p>15</text:p>
          </table:table-cell>
          <table:table-cell table:formula="of:=[.D31]" office:value-type="float" office:value="3" calcext:value-type="float">
            <text:p>3</text:p>
          </table:table-cell>
          <table:table-cell/>
          <table:table-cell office:value-type="string" calcext:value-type="string">
            <text:p>x1=</text:p>
          </table:table-cell>
          <table:table-cell table:formula="of:=[.B46]/[.$B$34]" office:value-type="float" office:value="2.125" calcext:value-type="float">
            <text:p>2,125</text:p>
          </table:table-cell>
        </table:table-row>
        <table:table-row table:style-name="ro1">
          <table:table-cell/>
          <table:table-cell table:formula="of:=[.B32]" office:value-type="float" office:value="3" calcext:value-type="float">
            <text:p>3</text:p>
          </table:table-cell>
          <table:table-cell table:formula="of:=[.G32]" office:value-type="float" office:value="15" calcext:value-type="float">
            <text:p>15</text:p>
          </table:table-cell>
          <table:table-cell table:formula="of:=[.D3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|X2|=</text:p>
          </table:table-cell>
          <table:table-cell table:formula="of:=SUM([.B42]*[.C43]*[.D44];[.C42]*[.D43]*[.B44];[.B43]*[.C44]*[.D42])-SUM([.D42]*[.C43]*[.B44];[.B43]*[.C42]*[.D44];[.D43]*[.C44]*[.B42])"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3=</text:p>
          </table:table-cell>
          <table:table-cell table:formula="of:=[.G30]" office:value-type="float" office:value="18" calcext:value-type="float">
            <text:p>18</text:p>
          </table:table-cell>
          <table:table-cell table:formula="of:=[.C30]" office:value-type="float" office:value="4" calcext:value-type="float">
            <text:p>4</text:p>
          </table:table-cell>
          <table:table-cell table:formula="of:=[.D30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table:formula="of:=[.G31]" office:value-type="float" office:value="15" calcext:value-type="float">
            <text:p>15</text:p>
          </table:table-cell>
          <table:table-cell table:formula="of:=[.C31]" office:value-type="float" office:value="2" calcext:value-type="float">
            <text:p>2</text:p>
          </table:table-cell>
          <table:table-cell table:formula="of:=[.D31]" office:value-type="float" office:value="3" calcext:value-type="float">
            <text:p>3</text:p>
          </table:table-cell>
          <table:table-cell/>
          <table:table-cell office:value-type="string" calcext:value-type="string">
            <text:p>x1=</text:p>
          </table:table-cell>
          <table:table-cell table:formula="of:=[.B52]/[.$B$34]" office:value-type="float" office:value="1.25" calcext:value-type="float">
            <text:p>1,25</text:p>
          </table:table-cell>
        </table:table-row>
        <table:table-row table:style-name="ro1">
          <table:table-cell/>
          <table:table-cell table:formula="of:=[.G32]" office:value-type="float" office:value="15" calcext:value-type="float">
            <text:p>15</text:p>
          </table:table-cell>
          <table:table-cell table:formula="of:=[.C32]" office:value-type="float" office:value="4" calcext:value-type="float">
            <text:p>4</text:p>
          </table:table-cell>
          <table:table-cell table:formula="of:=[.D32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|X3|=</text:p>
          </table:table-cell>
          <table:table-cell table:formula="of:=SUM([.B48]*[.C49]*[.D50];[.C48]*[.D49]*[.B50];[.B49]*[.C50]*[.D48])-SUM([.D48]*[.C49]*[.B50];[.B49]*[.C48]*[.D50];[.D49]*[.C50]*[.B48])" office:value-type="float" office:value="30" calcext:value-type="float">
            <text:p>3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2" style:volatile="true">
      <number:text> </number:text>
      <number:fill-character> </number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7T01:55:55.667000000</meta:creation-date>
    <dc:date>2024-03-07T03:56:05.810000000</dc:date>
    <meta:editing-duration>PT2H10S</meta:editing-duration>
    <meta:editing-cycles>2</meta:editing-cycles>
    <meta:generator>LibreOffice/7.6.0.3$Windows_X86_64 LibreOffice_project/69edd8b8ebc41d00b4de3915dc82f8f0fc3b6265</meta:generator>
    <meta:document-statistic meta:table-count="2" meta:cell-count="275" meta:object-count="0"/>
    <meta:user-defined meta:name="ProgId">Excel.Sheet</meta:user-defined>
  </office:meta>
</office:document-meta>
</file>